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Liberation Serif" fo:font-size="12pt" fo:font-weight="bold" officeooo:rsid="0006e7e0" officeooo:paragraph-rsid="002327b1" style:font-size-asian="12pt" style:font-weight-asian="bold" style:font-size-complex="12pt" style:font-weight-complex="bold"/>
    </style:style>
    <style:style style:name="P2" style:family="paragraph" style:parent-style-name="Standard">
      <style:paragraph-properties fo:line-height="100%" fo:text-align="justify" style:justify-single-word="false"/>
      <style:text-properties fo:color="#000000" style:font-name="Liberation Serif" fo:font-size="12pt" fo:font-weight="bold" officeooo:rsid="00102ac9" officeooo:paragraph-rsid="002327b1" style:font-size-asian="12pt" style:font-weight-asian="bold" style:font-size-complex="12pt" style:font-weight-complex="bold"/>
    </style:style>
    <style:style style:name="P3" style:family="paragraph" style:parent-style-name="Standard">
      <style:paragraph-properties fo:line-height="100%"/>
      <style:text-properties fo:color="#000000" style:font-name="Liberation Serif" fo:font-size="12pt" fo:font-weight="normal" officeooo:rsid="001eddea" officeooo:paragraph-rsid="002c7bbe" style:font-size-asian="12pt" style:font-weight-asian="normal" style:font-size-complex="12pt" style:font-weight-complex="normal"/>
    </style:style>
    <style:style style:name="P4" style:family="paragraph" style:parent-style-name="Standard">
      <style:paragraph-properties fo:line-height="100%" fo:text-align="justify" style:justify-single-word="false"/>
      <style:text-properties style:font-name="Liberation Serif" fo:font-size="14pt" fo:font-weight="bold" officeooo:rsid="002ab732" officeooo:paragraph-rsid="002ab732" style:font-weight-asian="bold" style:font-weight-complex="bold"/>
    </style:style>
    <style:style style:name="P5" style:family="paragraph" style:parent-style-name="Standard">
      <style:paragraph-properties fo:line-height="100%" fo:text-align="justify" style:justify-single-word="false"/>
      <style:text-properties style:font-name="Liberation Serif" officeooo:rsid="0016b772" officeooo:paragraph-rsid="00262926"/>
    </style:style>
    <style:style style:name="P6" style:family="paragraph" style:parent-style-name="Standard">
      <style:paragraph-properties fo:line-height="100%"/>
      <style:text-properties style:font-name="Liberation Serif" officeooo:rsid="0016b772" officeooo:paragraph-rsid="00262926"/>
    </style:style>
    <style:style style:name="P7" style:family="paragraph" style:parent-style-name="Standard">
      <style:paragraph-properties fo:line-height="100%"/>
      <style:text-properties style:font-name="Liberation Serif" fo:font-weight="bold" officeooo:rsid="0016b772" officeooo:paragraph-rsid="00262926" style:font-weight-asian="bold" style:font-weight-complex="bold"/>
    </style:style>
    <style:style style:name="P8" style:family="paragraph" style:parent-style-name="Standard">
      <style:paragraph-properties fo:line-height="100%"/>
      <style:text-properties style:font-name="Liberation Serif" fo:font-weight="bold" officeooo:rsid="0020d8d0" officeooo:paragraph-rsid="0020d8d0" style:font-weight-asian="bold" style:font-weight-complex="bold"/>
    </style:style>
    <style:style style:name="P9" style:family="paragraph" style:parent-style-name="Standard">
      <style:paragraph-properties fo:line-height="100%" fo:text-align="justify" style:justify-single-word="false"/>
      <style:text-properties style:font-name="Liberation Serif" fo:font-size="13pt" fo:font-weight="normal" officeooo:paragraph-rsid="0025145a" style:font-size-asian="13pt" style:font-weight-asian="normal" style:font-size-complex="13pt" style:font-weight-complex="normal"/>
    </style:style>
    <style:style style:name="P10" style:family="paragraph" style:parent-style-name="Standard">
      <style:paragraph-properties fo:line-height="100%"/>
      <style:text-properties style:font-name="Liberation Serif" officeooo:rsid="0020d8d0" officeooo:paragraph-rsid="0020d8d0"/>
    </style:style>
    <style:style style:name="P11" style:family="paragraph" style:parent-style-name="Standard">
      <style:paragraph-properties fo:line-height="100%"/>
      <style:text-properties style:font-name="Liberation Serif" fo:font-size="12pt" fo:font-weight="bold" officeooo:rsid="00074f95" officeooo:paragraph-rsid="002ac5b2" style:font-size-asian="12pt" style:font-weight-asian="bold" style:font-size-complex="12pt" style:font-weight-complex="bold"/>
    </style:style>
    <style:style style:name="P12" style:family="paragraph" style:parent-style-name="Standard">
      <style:paragraph-properties fo:line-height="100%"/>
      <style:text-properties style:font-name="Liberation Serif" fo:font-size="12pt" fo:font-weight="bold" officeooo:rsid="0006314b" officeooo:paragraph-rsid="002ac5b2" style:font-size-asian="12pt" style:font-weight-asian="bold" style:font-size-complex="12pt" style:font-weight-complex="bold"/>
    </style:style>
    <style:style style:name="P13" style:family="paragraph" style:parent-style-name="Standard">
      <style:paragraph-properties fo:line-height="100%"/>
      <style:text-properties style:font-name="Liberation Serif" fo:font-size="12pt" officeooo:paragraph-rsid="002ac5b2" style:font-size-asian="12pt" style:font-size-complex="12pt"/>
    </style:style>
    <style:style style:name="P14" style:family="paragraph" style:parent-style-name="Standard">
      <style:paragraph-properties fo:line-height="100%"/>
      <style:text-properties style:font-name="Liberation Serif" fo:font-size="12pt" officeooo:rsid="0006314b" officeooo:paragraph-rsid="002ac5b2" style:font-size-asian="12pt" style:font-size-complex="12pt"/>
    </style:style>
    <style:style style:name="P15" style:family="paragraph" style:parent-style-name="Standard">
      <style:paragraph-properties fo:line-height="100%"/>
      <style:text-properties style:font-name="Liberation Serif" fo:font-size="12pt" fo:font-weight="normal" officeooo:rsid="00074f95" officeooo:paragraph-rsid="002ac5b2" style:font-size-asian="12pt" style:font-weight-asian="normal" style:font-size-complex="12pt" style:font-weight-complex="normal"/>
    </style:style>
    <style:style style:name="P16" style:family="paragraph" style:parent-style-name="Standard">
      <style:paragraph-properties fo:line-height="100%"/>
      <style:text-properties officeooo:paragraph-rsid="002ac5b2"/>
    </style:style>
    <style:style style:name="P17" style:family="paragraph" style:parent-style-name="Standard">
      <style:text-properties officeooo:rsid="001eddea" officeooo:paragraph-rsid="002c7bbe"/>
    </style:style>
    <style:style style:name="P18" style:family="paragraph" style:parent-style-name="Text_20_body">
      <style:paragraph-properties fo:line-height="100%" fo:text-align="justify" style:justify-single-word="false"/>
      <style:text-properties fo:color="#000000" style:font-name="Liberation Serif" fo:font-size="13pt" fo:font-weight="bold" officeooo:rsid="0006e7e0" officeooo:paragraph-rsid="002327b1" style:font-size-asian="13pt" style:font-weight-asian="bold" style:font-size-complex="13pt" style:font-weight-complex="bold"/>
    </style:style>
    <style:style style:name="P19" style:family="paragraph" style:parent-style-name="Text_20_body">
      <style:paragraph-properties fo:line-height="100%" fo:text-align="justify" style:justify-single-word="false"/>
      <style:text-properties fo:color="#000000" style:font-name="Liberation Serif" fo:font-size="12pt" fo:font-weight="normal" officeooo:rsid="00079c2f" officeooo:paragraph-rsid="002327b1" style:font-size-asian="12pt" style:font-weight-asian="normal" style:font-size-complex="12pt" style:font-weight-complex="normal"/>
    </style:style>
    <style:style style:name="P20" style:family="paragraph" style:parent-style-name="Text_20_body">
      <style:paragraph-properties fo:line-height="100%" fo:text-align="justify" style:justify-single-word="false"/>
      <style:text-properties fo:color="#000000" style:font-name="Liberation Serif" fo:font-size="12pt" fo:font-weight="normal" officeooo:rsid="0007a3e1" officeooo:paragraph-rsid="002327b1" style:font-size-asian="12pt" style:font-weight-asian="normal" style:font-size-complex="12pt" style:font-weight-complex="normal"/>
    </style:style>
    <style:style style:name="P21" style:family="paragraph" style:parent-style-name="Text_20_body">
      <style:paragraph-properties fo:line-height="100%" fo:text-align="justify" style:justify-single-word="false"/>
      <style:text-properties fo:color="#000000" style:font-name="Liberation Serif" fo:font-size="12pt" fo:font-weight="bold" officeooo:rsid="00079c2f" officeooo:paragraph-rsid="002327b1" style:font-size-asian="12pt" style:font-weight-asian="bold" style:font-size-complex="12pt" style:font-weight-complex="bold"/>
    </style:style>
    <style:style style:name="P22" style:family="paragraph" style:parent-style-name="Text_20_body">
      <style:paragraph-properties fo:line-height="100%" fo:text-align="justify" style:justify-single-word="false"/>
      <style:text-properties fo:color="#000000" style:font-name="Liberation Serif" fo:font-size="12pt" fo:font-weight="bold" officeooo:rsid="00079c2f" officeooo:paragraph-rsid="002929d5" style:font-size-asian="12pt" style:font-weight-asian="bold" style:font-size-complex="12pt" style:font-weight-complex="bold"/>
    </style:style>
    <style:style style:name="P23" style:family="paragraph" style:parent-style-name="Text_20_body">
      <style:paragraph-properties fo:line-height="100%" fo:text-align="justify" style:justify-single-word="false"/>
      <style:text-properties fo:color="#000000" style:font-name="Liberation Serif" fo:font-size="12pt" fo:font-weight="bold" officeooo:rsid="00092098" officeooo:paragraph-rsid="002327b1" style:font-size-asian="12pt" style:font-weight-asian="bold" style:font-size-complex="12pt" style:font-weight-complex="bold"/>
    </style:style>
    <style:style style:name="P24" style:family="paragraph" style:parent-style-name="Text_20_body">
      <style:paragraph-properties fo:line-height="100%" fo:text-align="justify" style:justify-single-word="false"/>
      <style:text-properties fo:color="#000000" style:font-name="Liberation Serif" fo:font-size="12pt" fo:font-weight="bold" officeooo:rsid="0007a3e1" officeooo:paragraph-rsid="002327b1" style:font-size-asian="12pt" style:font-weight-asian="bold" style:font-size-complex="12pt" style:font-weight-complex="bold"/>
    </style:style>
    <style:style style:name="P25" style:family="paragraph" style:parent-style-name="Text_20_body">
      <style:paragraph-properties fo:line-height="100%" fo:text-align="justify" style:justify-single-word="false"/>
      <style:text-properties fo:color="#000000" style:font-name="Liberation Serif" fo:font-size="14pt" fo:font-weight="bold" officeooo:rsid="0007a3e1" officeooo:paragraph-rsid="002ab732" style:font-size-asian="14pt" style:font-weight-asian="bold" style:font-size-complex="14pt" style:font-weight-complex="bold"/>
    </style:style>
    <style:style style:name="P26" style:family="paragraph" style:parent-style-name="Text_20_body">
      <style:paragraph-properties fo:line-height="100%" fo:text-align="justify" style:justify-single-word="false"/>
      <style:text-properties fo:color="#000000" style:font-name="Liberation Serif" fo:font-size="14pt" fo:font-weight="bold" officeooo:rsid="0007a3e1" officeooo:paragraph-rsid="002327b1" style:font-size-asian="14pt" style:font-weight-asian="bold" style:font-size-complex="14pt" style:font-weight-complex="bold"/>
    </style:style>
    <style:style style:name="P27" style:family="paragraph" style:parent-style-name="Text_20_body">
      <style:paragraph-properties fo:line-height="100%" fo:text-align="justify" style:justify-single-word="false"/>
      <style:text-properties style:font-name="Liberation Serif" fo:font-weight="normal" officeooo:rsid="0020d8d0" officeooo:paragraph-rsid="002327b1" style:font-weight-asian="normal" style:font-weight-complex="normal"/>
    </style:style>
    <style:style style:name="P28" style:family="paragraph" style:parent-style-name="Text_20_body">
      <style:paragraph-properties fo:line-height="100%"/>
      <style:text-properties style:font-name="Liberation Serif" fo:font-weight="normal" style:font-weight-asian="normal" style:font-weight-complex="normal"/>
    </style:style>
    <style:style style:name="P29" style:family="paragraph" style:parent-style-name="Text_20_body">
      <style:paragraph-properties fo:line-height="100%" fo:text-align="justify" style:justify-single-word="false"/>
      <style:text-properties style:font-name="Liberation Serif" fo:font-weight="normal" officeooo:paragraph-rsid="002327b1" style:font-weight-asian="normal" style:font-weight-complex="normal"/>
    </style:style>
    <style:style style:name="P30" style:family="paragraph" style:parent-style-name="Text_20_body">
      <style:paragraph-properties fo:line-height="100%"/>
      <style:text-properties style:font-name="Liberation Serif" officeooo:rsid="0020d8d0" officeooo:paragraph-rsid="0020d8d0"/>
    </style:style>
    <style:style style:name="P31" style:family="paragraph" style:parent-style-name="Text_20_body">
      <style:paragraph-properties fo:line-height="100%" fo:text-align="justify" style:justify-single-word="false"/>
      <style:text-properties style:font-name="Liberation Serif" fo:font-size="13pt" fo:font-weight="normal" officeooo:rsid="00079c2f" officeooo:paragraph-rsid="002327b1" style:font-size-asian="13pt" style:font-weight-asian="normal" style:font-size-complex="13pt" style:font-weight-complex="normal"/>
    </style:style>
    <style:style style:name="P32" style:family="paragraph" style:parent-style-name="Text_20_body">
      <style:paragraph-properties fo:line-height="100%" fo:text-align="justify" style:justify-single-word="false"/>
      <style:text-properties style:font-name="Liberation Serif" fo:font-size="13pt" fo:font-weight="normal" officeooo:rsid="0007a3e1" officeooo:paragraph-rsid="002327b1" style:font-size-asian="13pt" style:font-weight-asian="normal" style:font-size-complex="13pt" style:font-weight-complex="normal"/>
    </style:style>
    <style:style style:name="P33" style:family="paragraph" style:parent-style-name="Text_20_body">
      <style:paragraph-properties fo:line-height="100%"/>
      <style:text-properties style:font-name="Liberation Serif" fo:font-size="12pt" fo:font-weight="bold" officeooo:paragraph-rsid="002300c7" style:font-size-asian="12pt" style:font-weight-asian="bold" style:font-size-complex="12pt" style:font-weight-complex="bold"/>
    </style:style>
    <style:style style:name="P34" style:family="paragraph" style:parent-style-name="Text_20_body">
      <style:paragraph-properties fo:line-height="100%"/>
      <style:text-properties style:font-name="Liberation Serif" fo:font-size="12pt" fo:font-weight="bold" officeooo:paragraph-rsid="002ab732" style:font-size-asian="12pt" style:font-weight-asian="bold" style:font-size-complex="12pt" style:font-weight-complex="bold"/>
    </style:style>
    <style:style style:name="P35" style:family="paragraph" style:parent-style-name="Text_20_body">
      <style:paragraph-properties fo:line-height="100%" fo:text-align="justify" style:justify-single-word="false"/>
      <style:text-properties style:font-name="Liberation Serif" fo:font-size="12pt" fo:font-weight="bold" officeooo:paragraph-rsid="002ac5b2" style:font-size-asian="12pt" style:font-weight-asian="bold" style:font-size-complex="12pt" style:font-weight-complex="bold"/>
    </style:style>
    <style:style style:name="P36" style:family="paragraph" style:parent-style-name="Text_20_body">
      <style:paragraph-properties fo:line-height="100%">
        <style:tab-stops>
          <style:tab-stop style:position="4.851cm"/>
        </style:tab-stops>
      </style:paragraph-properties>
      <style:text-properties style:font-name="Liberation Serif" fo:font-size="12pt" fo:font-weight="bold" officeooo:rsid="00074f95" officeooo:paragraph-rsid="002ac5b2" style:font-size-asian="12pt" style:font-weight-asian="bold" style:font-size-complex="12pt" style:font-weight-complex="bold"/>
    </style:style>
    <style:style style:name="P37" style:family="paragraph" style:parent-style-name="Text_20_body">
      <style:paragraph-properties fo:line-height="100%" fo:text-align="justify" style:justify-single-word="false"/>
      <style:text-properties style:font-name="Liberation Serif" fo:font-size="12pt" fo:font-weight="bold" officeooo:rsid="002c7bbe" officeooo:paragraph-rsid="002c7bbe" style:font-size-asian="12pt" style:font-weight-asian="bold" style:font-size-complex="12pt" style:font-weight-complex="bold"/>
    </style:style>
    <style:style style:name="P38" style:family="paragraph" style:parent-style-name="Text_20_body">
      <style:paragraph-properties fo:line-height="100%" fo:text-align="justify" style:justify-single-word="false"/>
      <style:text-properties style:font-name="Liberation Serif" fo:font-size="12pt" fo:font-weight="normal" officeooo:rsid="00079c2f" officeooo:paragraph-rsid="002327b1" style:font-size-asian="12pt" style:font-weight-asian="normal" style:font-size-complex="12pt" style:font-weight-complex="normal"/>
    </style:style>
    <style:style style:name="P39" style:family="paragraph" style:parent-style-name="Text_20_body">
      <style:paragraph-properties fo:line-height="100%" fo:text-align="justify" style:justify-single-word="false"/>
      <style:text-properties style:font-name="Liberation Serif" fo:font-size="12pt" fo:font-weight="normal" officeooo:paragraph-rsid="002327b1" style:font-size-asian="12pt" style:font-weight-asian="normal" style:font-size-complex="12pt" style:font-weight-complex="normal"/>
    </style:style>
    <style:style style:name="P40" style:family="paragraph" style:parent-style-name="Text_20_body">
      <style:paragraph-properties fo:line-height="100%"/>
      <style:text-properties style:font-name="Liberation Serif" fo:font-size="14pt" fo:font-weight="bold" officeooo:rsid="002300c7" officeooo:paragraph-rsid="002ab732" style:font-size-asian="12pt" style:font-weight-asian="bold" style:font-size-complex="12pt" style:font-weight-complex="bold"/>
    </style:style>
    <style:style style:name="P41" style:family="paragraph" style:parent-style-name="Text_20_body">
      <style:paragraph-properties fo:line-height="100%" fo:text-align="justify" style:justify-single-word="false"/>
      <style:text-properties fo:color="#000099" style:font-name="Liberation Serif" fo:font-size="15pt" fo:font-weight="bold" officeooo:rsid="0007a3e1" officeooo:paragraph-rsid="002327b1" style:font-size-asian="15pt" style:font-weight-asian="bold" style:font-size-complex="15pt" style:font-weight-complex="bold"/>
    </style:style>
    <style:style style:name="P42" style:family="paragraph" style:parent-style-name="Text_20_body">
      <style:paragraph-properties fo:line-height="100%"/>
      <style:text-properties officeooo:paragraph-rsid="002ac5b2"/>
    </style:style>
    <style:style style:name="P43" style:family="paragraph" style:parent-style-name="Text_20_body">
      <style:paragraph-properties fo:line-height="100%"/>
      <style:text-properties officeooo:rsid="0006314b" officeooo:paragraph-rsid="002ac5b2"/>
    </style:style>
    <style:style style:name="P44" style:family="paragraph" style:parent-style-name="Preformatted_20_Text">
      <style:paragraph-properties fo:line-height="100%"/>
      <style:text-properties style:font-name="Liberation Serif" fo:font-size="12pt" officeooo:paragraph-rsid="002ac5b2" style:font-size-asian="12pt" style:font-size-complex="12pt"/>
    </style:style>
    <style:style style:name="P45" style:family="paragraph" style:parent-style-name="Preformatted_20_Text">
      <style:paragraph-properties fo:margin-top="0cm" fo:margin-bottom="0.499cm" style:contextual-spacing="false" fo:line-height="100%"/>
      <style:text-properties style:font-name="Liberation Serif" fo:font-size="12pt" officeooo:paragraph-rsid="002ac5b2" style:font-size-asian="12pt" style:font-size-complex="12pt"/>
    </style:style>
    <style:style style:name="P46" style:family="paragraph" style:parent-style-name="Text_20_body" style:list-style-name="L1">
      <style:paragraph-properties fo:line-height="100%"/>
      <style:text-properties style:font-name="Liberation Serif"/>
    </style:style>
    <style:style style:name="P47" style:family="paragraph" style:parent-style-name="Text_20_body" style:list-style-name="L3">
      <style:paragraph-properties fo:line-height="100%"/>
      <style:text-properties style:font-name="Liberation Serif" fo:font-size="12pt" officeooo:paragraph-rsid="002ac5b2" style:font-size-asian="12pt" style:font-size-complex="12pt"/>
    </style:style>
    <style:style style:name="P48" style:family="paragraph" style:parent-style-name="Text_20_body" style:list-style-name="L2">
      <style:paragraph-properties fo:line-height="100%"/>
      <style:text-properties officeooo:paragraph-rsid="002ac5b2"/>
    </style:style>
    <style:style style:name="P49" style:family="paragraph" style:parent-style-name="Text_20_body" style:list-style-name="L3">
      <style:paragraph-properties fo:line-height="100%"/>
      <style:text-properties officeooo:paragraph-rsid="002ac5b2"/>
    </style:style>
    <style:style style:name="P50" style:family="paragraph" style:parent-style-name="Text_20_body" style:list-style-name="L1">
      <style:paragraph-properties fo:margin-top="0cm" fo:margin-bottom="0cm" style:contextual-spacing="false" fo:line-height="100%"/>
      <style:text-properties style:font-name="Liberation Serif"/>
    </style:style>
    <style:style style:name="P51" style:family="paragraph" style:parent-style-name="Text_20_body" style:list-style-name="L2">
      <style:paragraph-properties fo:margin-top="0cm" fo:margin-bottom="0cm" style:contextual-spacing="false" fo:line-height="100%"/>
      <style:text-properties style:font-name="Liberation Serif" fo:font-size="12pt" officeooo:paragraph-rsid="002ac5b2" style:font-size-asian="12pt" style:font-size-complex="12pt"/>
    </style:style>
    <style:style style:name="P52" style:family="paragraph" style:parent-style-name="Text_20_body" style:list-style-name="L2">
      <style:paragraph-properties fo:margin-top="0cm" fo:margin-bottom="0cm" style:contextual-spacing="false" fo:line-height="100%"/>
      <style:text-properties officeooo:paragraph-rsid="002ac5b2"/>
    </style:style>
    <style:style style:name="P53" style:family="paragraph" style:parent-style-name="Heading_20_1">
      <style:paragraph-properties fo:line-height="100%"/>
      <style:text-properties style:font-name="Liberation Serif" fo:font-size="14.1999998092651pt"/>
    </style:style>
    <style:style style:name="T1" style:family="text">
      <style:text-properties officeooo:rsid="00102ac9"/>
    </style:style>
    <style:style style:name="T2" style:family="text">
      <style:text-properties officeooo:rsid="0010daf0"/>
    </style:style>
    <style:style style:name="T3" style:family="text">
      <style:text-properties officeooo:rsid="00092098"/>
    </style:style>
    <style:style style:name="T4" style:family="text">
      <style:text-properties officeooo:rsid="0025145a"/>
    </style:style>
    <style:style style:name="T5" style:family="text">
      <style:text-properties officeooo:rsid="0027f808"/>
    </style:style>
    <style:style style:name="T6" style:family="text">
      <style:text-properties fo:font-size="12pt"/>
    </style:style>
    <style:style style:name="T7" style:family="text">
      <style:text-properties fo:font-size="12pt" style:font-size-asian="12pt" style:font-size-complex="12pt"/>
    </style:style>
    <style:style style:name="T8" style:family="text">
      <style:text-properties fo:font-size="12pt" officeooo:rsid="0010daf0" style:font-size-asian="12pt" style:font-size-complex="12pt"/>
    </style:style>
    <style:style style:name="T9" style:family="text">
      <style:text-properties officeooo:rsid="002ab732"/>
    </style:style>
    <style:style style:name="T10" style:family="text">
      <style:text-properties fo:font-weight="normal" style:font-weight-asian="normal" style:font-weight-complex="normal"/>
    </style:style>
    <style:style style:name="T11" style:family="text">
      <style:text-properties fo:font-weight="normal" officeooo:rsid="0027f808" style:font-weight-asian="normal" style:font-weight-complex="normal"/>
    </style:style>
    <style:style style:name="T12" style:family="text">
      <style:text-properties fo:font-weight="normal" officeooo:rsid="00102ac9" style:font-weight-asian="normal" style:font-weight-complex="normal"/>
    </style:style>
    <style:style style:name="T13" style:family="text">
      <style:text-properties fo:font-weight="normal" officeooo:rsid="002300c7" style:font-weight-asian="normal" style:font-weight-complex="normal"/>
    </style:style>
    <style:style style:name="T14" style:family="text">
      <style:text-properties style:font-name="Liberation Serif" fo:font-size="12pt" fo:font-weight="normal" officeooo:rsid="00074f95" style:font-size-asian="12pt" style:font-weight-asian="normal" style:font-size-complex="12pt" style:font-weight-complex="normal"/>
    </style:style>
    <style:style style:name="T15" style:family="text">
      <style:text-properties style:font-name="Liberation Serif" fo:font-size="12pt" fo:font-weight="bold" officeooo:rsid="00074f95" style:font-size-asian="12pt" style:font-weight-asian="normal" style:font-size-complex="12pt" style:font-weight-complex="normal"/>
    </style:style>
    <style:style style:name="T16" style:family="text">
      <style:text-properties style:font-name="Liberation Serif" fo:font-size="12pt" style:font-size-asian="12pt" style:font-size-complex="12pt"/>
    </style:style>
    <style:style style:name="T17" style:family="text">
      <style:text-properties fo:color="#000000" fo:font-size="12pt" style:font-size-asian="12pt" style:font-size-complex="12pt"/>
    </style:style>
    <style:style style:name="T18" style:family="text">
      <style:text-properties fo:color="#000000" fo:font-size="12pt" officeooo:rsid="0010daf0"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Memory Management - Questions </text:h>
      <text:p text:style-name="P4"><text:span text:style-name="T6">1. What is meant by Paging?</text:span> </text:p>
      <text:p text:style-name="P5"><text:tab/>A computer can address more memory than the amount physically installed on the system. </text:p>
      <text:p text:style-name="P5">This extra memory is actually called virtual memory and it is a section of a hard that's set <text:s/>up to emulate the computer's RAM. Paging technique plays an important role in <text:s/>implementing virtual memory. <text:s/>Paging is a memory management technique in which process address space is broken into </text:p>
      <text:p text:style-name="P5">blocks of the same size called pages (size is power of 2, between 512 bytes and 8192 <text:s/>bytes). The size of the process is measured in the number of pages. <text:s/>Similarly, main memory is divided into small fixed-sized blocks of (physical) memory <text:s/>called frames and the size of a frame is kept the same as that of a page to have optimum <text:s/>utilization of the main memory and to avoid external fragmentation.</text:p>
      <text:p text:style-name="P6"/>
      <text:p text:style-name="P6"/>
      <text:p text:style-name="P7">2. What is meant by Segmentation? </text:p>
      <text:p text:style-name="P5"><text:tab/>Segmentation is a memory management technique in which each job is divided into several segments of different sizes, one for each module that contains pieces that perform <text:s/>related functions. Each segment is actually a different logical address space of the <text:s/>program. <text:s/>When a process is to be executed, its corresponding segmentation are loaded into non- contiguous memory though every segment is loaded into a contiguous block of available memory. Segmentation memory management works very similar to paging but here segments are <text:s/>of variable-length where as in paging pages are of fixed size. A program segment contains the program's main function, utility functions, data structures, and so on. The operating system maintains a segment map table for every </text:p>
      <text:p text:style-name="P5">process and a list of free memory blocks along with segment numbers, their size and <text:s/>corresponding memory locations in main memory. For each segment, the table stores the <text:s/>starting address of the segment and the length of the segment. A reference to a memory location includes a value that identifies a segment and an offset.</text:p>
      <text:p text:style-name="P5"/>
      <text:p text:style-name="P6"/>
      <text:p text:style-name="P7">3. Explain Internal and External Fragmentations? </text:p>
      <text:p text:style-name="P5"><text:tab/>As processes are loaded and removed from memory, the free memory space is broken <text:s/>into little pieces. It happens after sometimes that processes cannot be allocated to memory blocks considering their small size and memory blocks remains unused. This problem is <text:s/>known as Fragmentation.</text:p>
      <text:p text:style-name="P5"/>
      <text:p text:style-name="P6">Fragmentation is of two types:</text:p>
      <text:p text:style-name="P7">i)External fragmentation </text:p>
      <text:p text:style-name="P6">Total memory space is enough to satisfy a request or to reside a process in it, </text:p>
      <text:p text:style-name="P6">but it is not contiguous, so it cannot be used.</text:p>
      <text:p text:style-name="P7">ii)Internal fragmentation </text:p>
      <text:p text:style-name="P6">Memory block assigned to process is bigger. Some portion of memory is left </text:p>
      <text:p text:style-name="P6">unused, as it cannot be used by another process.</text:p>
      <text:p text:style-name="P6"/>
      <text:p text:style-name="P7"/>
      <text:p text:style-name="P1">4.Explain page fault? Also about bits such as modified flag or bit, dirty bit etc.</text:p>
      <text:p text:style-name="P2">Page Fault:</text:p>
      <text:p text:style-name="P9"><text:span text:style-name="T4"><text:tab/>Page fault occurs when the requested memory address (from the virtual address space) does not map to something that is in RAM.A page need to be sent from RAM to swap, so that the requested new page can be brought from swap to RAM.</text:span>When the referenced page number is not in Main Memory, Page fault occurs.It decreases CPU utilization.</text:p>
      <text:p text:style-name="P18">Dirty Bit or Modified Bit: </text:p>
      <text:p text:style-name="P29"><text:span text:style-name="T1">1.</text:span>A dirty bit or modified bit is a bit that is associated with a block of computer memory and indicates whether or not the corresponding block of memory has been modified. The dirty bit is set when the <text:soft-page-break/>processor writes to (modifies) this memory.</text:p>
      <text:p text:style-name="P27"><text:span text:style-name="T1">2.</text:span>Suppose you brought a page into memory and if you write to that page the dirty bit gets turned on . This bit is also known as modified bit since it tells whether a page has been modified . This bit increases the efficiency of demand paging.</text:p>
      <text:p text:style-name="P8">5. What is Virtual Memory?</text:p>
      <text:p text:style-name="P10"/>
      <text:p text:style-name="P8">Virtual Memory:</text:p>
      <text:p text:style-name="P10"/>
      <text:p text:style-name="P30">Virtual Memory is a space where large programs can store themselves in form of pages while their execution and only the required pages or portions of processes are loaded into the main memory. This technique is useful as large virtual memory is provided for user programs when a very small physical memory is there.</text:p>
      <text:p text:style-name="P28">Benefits of having Virtual Memory :</text:p>
      <text:list xml:id="list3305199383213557988" text:style-name="L1">
        <text:list-item>
          <text:p text:style-name="P50">Large programs can be written, as virtual space available is huge compared to physical memory. </text:p>
        </text:list-item>
        <text:list-item>
          <text:p text:style-name="P50">Less I/O required, leads to faster and easy swapping of processes. </text:p>
        </text:list-item>
        <text:list-item>
          <text:p text:style-name="P46">More physical memory available, as programs are stored on virtual memory, so they occupy very less space on actual physical memory. </text:p>
        </text:list-item>
      </text:list>
      <text:p text:style-name="P33"/>
      <text:p text:style-name="P33"/>
      <text:p text:style-name="P40">6. Describe virtual address translation mechanism.</text:p>
      <text:p text:style-name="P34"><text:span text:style-name="T11">1</text:span><text:span text:style-name="T12">. </text:span><text:span text:style-name="T10">The hardware architecture defines a segment table containing one entry per segment.</text:span><text:span text:style-name="T13"><text:line-break/></text:span><text:span text:style-name="T11">2</text:span><text:span text:style-name="T12">. </text:span><text:span text:style-name="T13">Each segment table entry contains the base address and limit or length of the segment.</text:span></text:p>
      <text:p text:style-name="P19"><text:span text:style-name="T5">3.</text:span>The address just decomposes into an offset field and a page number field. The number of bits in the offset field is determined by the page size. The remaining bits are the page number.</text:p>
      <text:p text:style-name="P21">a. Page Table Base Register (PTBR)</text:p>
      <text:p text:style-name="P38"><text:span text:style-name="T1"><text:s text:c="3"/></text:span>The operating system maintains information about each process in a process control block. The page table base address for the process is stored there. The operating system loads this address into the PTBR whenever a process is dispatched. </text:p>
      <text:p text:style-name="P21">b. Page Table Entries</text:p>
      <text:p text:style-name="P38"><text:span text:style-name="T1">1. A</text:span> page table entry contains information about an individual page in a process's logical address space. It typically has a size of 4 bytes (32 bits). </text:p>
      <text:p text:style-name="P22"><text:span text:style-name="T9">c</text:span>.Logical Memory Access</text:p>
      <text:p text:style-name="P38"><text:s/><text:span text:style-name="T2">1. </text:span>A logical memory access (instruction fetch, load, or store) involves two physical memory acesses: an access to retrieve the page table entry, and an access to fetch an instruction or load or store data.</text:p>
      <text:p text:style-name="P21"><text:span text:style-name="T9">d</text:span>.Translation Lookaside Buffer</text:p>
      <text:p text:style-name="P31"><text:span text:style-name="T7">The translation lookaside buffer is just a cache that holds recently accessed page table entries. It can achieve very small miss rates with just a few thousand entries.</text:span> </text:p>
      <text:p text:style-name="P41"/>
      <text:p text:style-name="P26"/>
      <text:p text:style-name="P25">7.Difference between swap in/out and page in/out</text:p>
      <text:p text:style-name="P23">Page in and Page Out:</text:p>
      <text:p text:style-name="P39"><text:soft-page-break/><text:span text:style-name="T2">1. </text:span>When pages are written to disk, the event is called a page-out, and when pages are returned to physical memory, the event is called a page-in.</text:p>
      <text:p text:style-name="P39"><text:span text:style-name="T2">2. </text:span>A page fault occurs when the kernel needs a page, finds it doesn't exist in physical memory because it has been paged-out, and re-reads it in from disk. </text:p>
      <text:p text:style-name="P39"><text:span text:style-name="T2">3. </text:span>Page-ins are common, normal and are not a cause for concern. For example, when an application first starts up, its executable image and data are paged-in. This is normal behavior. </text:p>
      <text:p text:style-name="P39"><text:span text:style-name="T2">4. </text:span>Page-outs, however, can be a sign of trouble. When the kernel detects that memory is running low, it attempts to free up memory by paging out. Though this may happen briefly from time to time, if page-outs are plentiful and constant, the kernel can reach a point where it's actually spending more time managing paging activity than running the applications, and system performance suffers. This woeful state is referred to as thrashing. </text:p>
      <text:p text:style-name="P24"><text:span text:style-name="T2">S</text:span>wap in <text:span text:style-name="T3">and Swap </text:span>out:</text:p>
      <text:p text:style-name="P32"><text:span text:style-name="T8">1. </text:span><text:span text:style-name="T7">A process must be in physical memory for execution. A process can be swapped temporarily out of physical memory to a backing store and then brought back into memory </text:span>for continued <text:span text:style-name="T7">execution.</text:span></text:p>
      <text:p text:style-name="P32"><text:span text:style-name="T18">2. </text:span><text:span text:style-name="T17">This applies specifically to multitasking environments where multiple processes are to be executed at the same time, and hence a cpu scheduler is implemented to decide which process to swap to the backing store.</text:span></text:p>
      <text:p text:style-name="P20"/>
      <text:p text:style-name="P11">8.Explain about kernel memory allocation and buddy system?? </text:p>
      <text:p text:style-name="P11"/>
      <text:p text:style-name="P11">Buddy system:</text:p>
      <text:p text:style-name="P16"><text:span text:style-name="T14"><text:tab/>The </text:span><text:span text:style-name="T15">buddy</text:span><text:span text:style-name="T14"> memory allocation technique is a memory allocation algorithm that divides memory into partitions to try to satisfy a memory request as suitably as possible. This </text:span><text:span text:style-name="T15">system</text:span><text:span text:style-name="T14"> makes use of splitting memory into halves to try to give a best-fit.system memory management attempts to be fast at allocating block of correct size and also, easy to merge adjacent holes. (We saw when you sort a free </text:span><text:a xlink:type="simple" xlink:href="http://googleweblight.com/i?hl=en-IN&amp;u=http%3A%2F%2Fdysphoria.net%2FOperatingSystems1%2F4_allocation_list.html" office:target-frame-name="_blank" xlink:show="new"><text:span text:style-name="T14">list</text:span></text:a><text:span text:style-name="T14"> by block size that allocations are fast, but merging is very difficult.) Exploits fact that computers deal easily with powers of two.</text:span><text:span text:style-name="T16">We create several free block lists, each for a power-of-two size.</text:span></text:p>
      <text:p text:style-name="P13"><text:tab/>So, for example, if the minimum allocation size is 8 bytes, and the memory size is 1MB, we create a list for 8 bytes hole, a list for 16 byte holes, one for 32-bytes holes, 64, 128, 256, 512, 1K, 2K, 4K, 8K, 16K, 32K, 64K, 128K, 256K, 512K and one list for 1MB holes. All the lists are initially empty, except for the 1MB list, which has one hole listed. All allocations are rounded up to a power of two---70K allocations rounded up to 128K, 15K allocations rounded up to 16K, etc. </text:p>
      <text:p text:style-name="P36"/>
      <text:p text:style-name="P36">Kernel memory allocation:</text:p>
      <text:p text:style-name="P15">The kernel should allocate memory dynamically to other kernel subsystems and to user processes. The KMA (kernel memory allocation) API usually consists of two functions: </text:p>
      <text:p text:style-name="P44">void* malloc(size_t nbytes);</text:p>
      <text:p text:style-name="P45">void free(void* ptr);</text:p>
      <text:p text:style-name="P45">There are various issues associated with allocation of memory. </text:p>
      <text:list xml:id="list5363425502485080832" text:style-name="L2">
        <text:list-item>
          <text:p text:style-name="P52"><text:span text:style-name="Source_20_Text"><text:span text:style-name="T16">realloc()</text:span></text:span><text:span text:style-name="T16"> routine. The size of an already allocated buffer is extended using this routine. </text:span></text:p>
        </text:list-item>
        <text:list-item>
          <text:p text:style-name="P51">Allocated memory should be aligned for proper access. For most systems, long word alignment is sufficient, but some machines need alignment on an eight-byte boundary. </text:p>
        </text:list-item>
        <text:list-item>
          <text:p text:style-name="P48"><text:span text:style-name="T16">Some allocation systems require the size of the released buffer supplied as part of </text:span><text:span text:style-name="Source_20_Text"><text:span text:style-name="T16">free</text:span></text:span><text:span text:style-name="T16">. This allows partial freeing. </text:span></text:p>
        </text:list-item>
      </text:list>
      <text:p text:style-name="P12"/>
      <text:p text:style-name="P12"><text:soft-page-break/>9. What do you understand by from /proc/slabinfo and slabtop commands??</text:p>
      <text:p text:style-name="P14"/>
      <text:p text:style-name="P14">/proc/slabinfo</text:p>
      <text:p text:style-name="P43"><text:span text:style-name="T16">This file gives full information about memory usage on the </text:span><text:span text:style-name="Emphasis"><text:span text:style-name="T16">slab</text:span></text:span><text:span text:style-name="T16"> level. Linux kernels greater than version 2.2 use </text:span><text:span text:style-name="Emphasis"><text:span text:style-name="T16">slab pools</text:span></text:span><text:span text:style-name="T16"> to manage memory above the page level. Commonly used objects have their own slab pools. </text:span></text:p>
      <text:p text:style-name="P42"><text:span text:style-name="T16">Instead of parsing the highly verbose </text:span><text:span text:style-name="Source_20_Text"><text:span text:style-name="T16">/proc/slabinfo</text:span></text:span><text:span text:style-name="T16"> file manually, the </text:span><text:span text:style-name="Source_20_Text"><text:span text:style-name="T16">/usr/bin/slabtop</text:span></text:span><text:span text:style-name="T16"> program displays kernel slab cache information in real time. This program allows for custom configurations, including column sorting and screen refreshing. </text:span></text:p>
      <text:p text:style-name="P42"><text:span text:style-name="T16">A sample screen shot of </text:span><text:span text:style-name="Source_20_Text"><text:span text:style-name="T16">/usr/bin/slabtop</text:span></text:span><text:span text:style-name="T16"> usually looks like the following example: </text:span></text:p>
      <text:p text:style-name="P44">Active / Total Objects (% used) <text:s text:c="3"/>: 133629 / 147300 (90.7%) <text:s/></text:p>
      <text:p text:style-name="P44">Active / Total Slabs (% used) <text:s text:c="5"/>: 11492 / 11493 (100.0%) <text:s/></text:p>
      <text:p text:style-name="P44">Active / Total Caches (% used) <text:s text:c="4"/>: 77 / 121 (63.6%) <text:s/></text:p>
      <text:p text:style-name="P44">Active / Total Size (% used) <text:s text:c="6"/>: 41739.83K / 44081.89K (94.7%) <text:s/></text:p>
      <text:p text:style-name="P44">Minimum / Average / Maximum Object : 0.01K / 0.30K / 128.00K</text:p>
      <text:p text:style-name="P44">OBJS <text:s text:c="2"/>ACTIVE USE <text:s text:c="5"/>OBJ <text:s text:c="2"/>SIZE <text:s text:c="4"/>SLABS OBJ/SLAB CACHE SIZE NAME <text:s/></text:p>
      <text:p text:style-name="P44">44814 <text:s/>43159 <text:s/>96% <text:s text:c="3"/>0.62K <text:s text:c="2"/>7469 <text:s text:c="5"/>6 <text:s text:c="4"/>29876K ext3_inode_cache</text:p>
      <text:p text:style-name="P44">36900 <text:s/>34614 <text:s/>93% <text:s text:c="3"/>0.05K <text:s text:c="3"/>492 <text:s text:c="4"/>75 <text:s text:c="5"/>1968K buffer_head <text:s/></text:p>
      <text:p text:style-name="P44">35213 <text:s/>33124 <text:s/>94% <text:s text:c="3"/>0.16K <text:s text:c="2"/>1531 <text:s text:c="4"/>23 <text:s text:c="5"/>6124K dentry_cache <text:s text:c="2"/></text:p>
      <text:p text:style-name="P44">7364 <text:s text:c="2"/>6463 <text:s/>87% <text:s text:c="3"/>0.27K <text:s text:c="3"/>526 <text:s text:c="5"/>14 <text:s text:c="5"/>2104K radix_tree_node <text:s text:c="2"/></text:p>
      <text:p text:style-name="P44">2585 <text:s text:c="2"/>1781 <text:s/>68% <text:s text:c="3"/>0.08K <text:s text:c="4"/>55 <text:s text:c="5"/>47 <text:s text:c="6"/>220K vm_area_struct <text:s text:c="2"/></text:p>
      <text:p text:style-name="P44">2263 <text:s text:c="2"/>2116 <text:s/>93% <text:s text:c="3"/>0.12K <text:s text:c="4"/>73 <text:s text:c="5"/>31 <text:s text:c="6"/>292K size-128 <text:s text:c="2"/></text:p>
      <text:p text:style-name="P44">1904 <text:s text:c="2"/>1125 <text:s/>59% <text:s text:c="3"/>0.03K <text:s text:c="4"/>16 <text:s text:c="5"/>119 <text:s text:c="7"/>64K size-32 <text:s text:c="2"/></text:p>
      <text:p text:style-name="P44">1666 <text:s text:c="3"/>768 <text:s/>46% <text:s text:c="3"/>0.03K <text:s text:c="4"/>14 <text:s text:c="5"/>119 <text:s text:c="7"/>56K anon_vma <text:s text:c="2"/></text:p>
      <text:p text:style-name="P44">1512 <text:s text:c="2"/>1482 <text:s/>98% <text:s text:c="3"/>0.44K <text:s text:c="3"/>168 <text:s text:c="6"/>9 <text:s text:c="6"/>672K inode_cache <text:s text:c="2"/></text:p>
      <text:p text:style-name="P44">1464 <text:s text:c="2"/>1040 <text:s/>71% <text:s text:c="3"/>0.06K <text:s text:c="4"/>24 <text:s text:c="5"/>61 <text:s text:c="7"/>96K size-64 <text:s text:c="2"/></text:p>
      <text:p text:style-name="P44">1320 <text:s text:c="3"/>820 <text:s/>62% <text:s text:c="3"/>0.19K <text:s text:c="4"/>66 <text:s text:c="5"/>20 <text:s text:c="6"/>264K filp <text:s text:c="3"/></text:p>
      <text:p text:style-name="P44">678 <text:s text:c="3"/>587 <text:s/>86% <text:s text:c="3"/>0.02K <text:s text:c="5"/>3 <text:s text:c="5"/>226 <text:s text:c="7"/>12K dm_io <text:s text:c="2"/></text:p>
      <text:p text:style-name="P44">678 <text:s text:c="3"/>587 <text:s/>86% <text:s text:c="3"/>0.02K <text:s text:c="5"/>3 <text:s text:c="5"/>226 <text:s text:c="7"/>12K dm_tio <text:s text:c="3"/></text:p>
      <text:p text:style-name="P44">576 <text:s text:c="3"/>574 <text:s/>99% <text:s text:c="3"/>0.47K <text:s text:c="4"/>72 <text:s text:c="7"/>8 <text:s text:c="6"/>288K proc_inode_cache <text:s text:c="3"/></text:p>
      <text:p text:style-name="P44">528 <text:s text:c="3"/>514 <text:s/>97% <text:s text:c="3"/>0.50K <text:s text:c="4"/>66 <text:s text:c="7"/>8 <text:s text:c="6"/>264K size-512 <text:s text:c="3"/></text:p>
      <text:p text:style-name="P44">492 <text:s text:c="3"/>372 <text:s/>75% <text:s text:c="3"/>0.09K <text:s text:c="4"/>12 <text:s text:c="6"/>41 <text:s text:c="7"/>48K bio <text:s text:c="3"/></text:p>
      <text:p text:style-name="P44">465 <text:s text:c="3"/>314 <text:s/>67% <text:s text:c="3"/>0.25K <text:s text:c="4"/>31 <text:s text:c="6"/>15 <text:s text:c="6"/>124K size-256 <text:s text:c="3"/></text:p>
      <text:p text:style-name="P44">452 <text:s text:c="3"/>331 <text:s/>73% <text:s text:c="3"/>0.02K <text:s text:c="5"/>2 <text:s text:c="5"/>226 <text:s text:c="8"/>8K biovec-1 <text:s text:c="3"/></text:p>
      <text:p text:style-name="P44">420 <text:s text:c="3"/>420 100% <text:s text:c="3"/>0.19K <text:s text:c="4"/>21 <text:s text:c="6"/>20 <text:s text:c="7"/>84K skbuff_head_cache <text:s text:c="3"/></text:p>
      <text:p text:style-name="P44">305 <text:s text:c="3"/>256 <text:s/>83% <text:s text:c="3"/>0.06K <text:s text:c="5"/>5 <text:s text:c="6"/>61 <text:s text:c="7"/>20K biovec-4 <text:s text:c="3"/></text:p>
      <text:p text:style-name="P44">290 <text:s text:c="5"/>4 <text:s text:c="2"/>1% <text:s text:c="3"/>0.01K <text:s text:c="5"/>1 <text:s text:c="5"/>290 <text:s text:c="8"/>4K revoke_table <text:s text:c="3"/></text:p>
      <text:p text:style-name="P44">264 <text:s text:c="3"/>264 100% <text:s text:c="3"/>4.00K <text:s text:c="3"/>264 <text:s text:c="7"/>1 <text:s text:c="5"/>1056K size-4096 <text:s text:c="3"/></text:p>
      <text:p text:style-name="P44">260 <text:s text:c="3"/>256 <text:s/>98% <text:s text:c="3"/>0.19K <text:s text:c="4"/>13 <text:s text:c="6"/>20 <text:s text:c="7"/>52K biovec-16 <text:s text:c="3"/></text:p>
      <text:p text:style-name="P45">260 <text:s text:c="3"/>256 <text:s/>98% <text:s text:c="3"/>0.75K <text:s text:c="4"/>52 <text:s text:c="7"/>5 <text:s text:c="6"/>208K biovec-64</text:p>
      <text:p text:style-name="P42"><text:span text:style-name="T16">Some of the more commonly used statistics in </text:span><text:span text:style-name="Source_20_Text"><text:span text:style-name="T16">/proc/slabinfo</text:span></text:span><text:span text:style-name="T16"> that are included into </text:span><text:span text:style-name="Source_20_Text"><text:span text:style-name="T16">/usr/bin/slabtop</text:span></text:span><text:span text:style-name="T16"> include: </text:span></text:p>
      <text:list xml:id="list6940698390480982814" text:style-name="L3">
        <text:list-item>
          <text:p text:style-name="P49"><text:span text:style-name="Source_20_Text"><text:span text:style-name="T16">OBJS</text:span></text:span><text:span text:style-name="T16"> — The total number of objects (memory blocks), including those in use (allocated), and some spares not in use. </text:span></text:p>
        </text:list-item>
        <text:list-item>
          <text:p text:style-name="P49"><text:span text:style-name="Source_20_Text"><text:span text:style-name="T16">ACTIVE</text:span></text:span><text:span text:style-name="T16"> — The number of objects (memory blocks) that are in use (allocated). </text:span></text:p>
        </text:list-item>
        <text:list-item>
          <text:p text:style-name="P49"><text:span text:style-name="Source_20_Text"><text:span text:style-name="T16">USE</text:span></text:span><text:span text:style-name="T16"> — Percentage of total objects that are active. ((ACTIVE/OBJS)(100)) </text:span></text:p>
        </text:list-item>
        <text:list-item>
          <text:p text:style-name="P49"><text:span text:style-name="Source_20_Text"><text:span text:style-name="T16">OBJ SIZE</text:span></text:span><text:span text:style-name="T16"> — The size of the objects. </text:span></text:p>
        </text:list-item>
        <text:list-item>
          <text:p text:style-name="P49"><text:soft-page-break/><text:span text:style-name="Source_20_Text"><text:span text:style-name="T16">SLABS</text:span></text:span><text:span text:style-name="T16"> — The total number of slabs. </text:span></text:p>
        </text:list-item>
        <text:list-item>
          <text:p text:style-name="P49"><text:span text:style-name="Source_20_Text"><text:span text:style-name="T16">OBJ/SLAB</text:span></text:span><text:span text:style-name="T16"> — The number of objects that fit into a slab. </text:span></text:p>
        </text:list-item>
        <text:list-item>
          <text:p text:style-name="P49"><text:span text:style-name="Source_20_Text"><text:span text:style-name="T16">CACHE SIZE</text:span></text:span><text:span text:style-name="T16"> — The cache size of the slab. </text:span></text:p>
        </text:list-item>
        <text:list-item>
          <text:p text:style-name="P49"><text:span text:style-name="Source_20_Text"><text:span text:style-name="T16">NAME</text:span></text:span><text:span text:style-name="T16"> — The name of the slab. </text:span></text:p>
          <text:p text:style-name="P47"/>
        </text:list-item>
      </text:list>
      <text:p text:style-name="P35">10.Write program to get resource limits using getrlimit () system call and analyze the resource limits. Check with all resource limits available</text:p>
      <text:p text:style-name="P37"/>
      <text:p text:style-name="P37"/>
      <text:p text:style-name="P17">#include&lt;stdio.h&gt;</text:p>
      <text:p text:style-name="P17">#include&lt;stdlib.h&gt;</text:p>
      <text:p text:style-name="P17">extern int etext,edata,end;</text:p>
      <text:p text:style-name="P17">int main[]{</text:p>
      <text:p text:style-name="P17"><text:tab/>printf(“Addr etext:%p\t”,&amp;etext);</text:p>
      <text:p text:style-name="P17"><text:tab/>printf(“Addr edata:%p\t”,&amp;edata);</text:p>
      <text:p text:style-name="P17"><text:tab/>printf(“addr end:5p\n”,&amp;end);</text:p>
      <text:p text:style-name="P17"/>
      <text:p text:style-name="P17"><text:tab/>cahr *s1=”hello”;</text:p>
      <text:p text:style-name="P17"><text:tab/>static int v1=1;</text:p>
      <text:p text:style-name="P17"><text:tab/>static int v2;</text:p>
      <text:p text:style-name="P17"><text:tab/>char s2[]=”hello”;</text:p>
      <text:p text:style-name="P17"><text:tab/>int *dynmem=malloc(4);</text:p>
      <text:p text:style-name="P17"><text:tab/></text:p>
      <text:p text:style-name="P17"><text:tab/>printf(“initialized data segment:%p\n”,s1);</text:p>
      <text:p text:style-name="P17"><text:tab/>printf(“initialized data segment:%p\n”,&amp;v1);</text:p>
      <text:p text:style-name="P17"><text:tab/>printf(“uninitailized data segment :%p\n”,&amp;v1);</text:p>
      <text:p text:style-name="P17"><text:tab/>printf(“stack area%p\n”,s2);</text:p>
      <text:p text:style-name="P17"><text:tab/>printf(“DMA%p\n”,dynmeme);</text:p>
      <text:p text:style-name="P17"><text:tab/>return 0;</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0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4:39:24.757557850</meta:creation-date>
    <dc:date>2017-06-21T09:10:00.743615107</dc:date>
    <meta:editing-duration>PT1H47M</meta:editing-duration>
    <meta:editing-cycles>10</meta:editing-cycles>
    <meta:generator>LibreOffice/4.2.3.3$Linux_X86_64 LibreOffice_project/420m0$Build-3</meta:generator>
    <meta:document-statistic meta:table-count="0" meta:image-count="0" meta:object-count="0" meta:page-count="5" meta:paragraph-count="128" meta:word-count="1998" meta:character-count="12553" meta:non-whitespace-character-count="9958"/>
  </office:meta>
</office:document-meta>
</file>